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number-columns-repeated="2" table:default-cell-style-name="ce5"/>
        <table:table-column table:style-name="co1" table:number-columns-repeated="16" table:default-cell-style-name="Default"/>
        <table:table-row table:style-name="ro1">
          <table:table-cell table:number-columns-repeated="13"/>
          <table:table-cell table:style-name="Default" table:number-columns-repeated="2"/>
          <table:table-cell table:number-columns-repeated="16"/>
        </table:table-row>
        <table:table-row table:style-name="ro2">
          <table:table-cell table:style-name="ce1" office:value-type="string" calcext:value-type="string">
            <text:p>Simulation Without Pathloss and DCM</text:p>
          </table:table-cell>
          <table:table-cell table:number-columns-repeated="12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3UEs-800bytes </text:p>
          </table:table-cell>
          <table:table-cell table:number-columns-repeated="5"/>
          <table:table-cell office:value-type="string" calcext:value-type="string">
            <text:p>3UEs-140bytes </text:p>
          </table:table-cell>
          <table:table-cell table:number-columns-repeated="6"/>
          <table:table-cell table:style-name="Default" office:value-type="string" calcext:value-type="string">
            <text:p>5UEs-800bytes </text:p>
          </table:table-cell>
          <table:table-cell table:style-name="Default"/>
          <table:table-cell table:number-columns-repeated="7"/>
          <table:table-cell office:value-type="string" calcext:value-type="string">
            <text:p>5UEs-140byte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table:style-name="Default"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 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 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A5:.C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N5:.R5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1" calcext:value-type="float">
            <text:p>6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W5:.AA5])" office:value-type="float" office:value="6.46" calcext:value-type="float">
            <text:p>6.4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A6:.C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N6:.R6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W6:.AA6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A7:.C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N7:.R7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W7:.AA7])" office:value-type="float" office:value="6.5" calcext:value-type="float">
            <text:p>6.5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A8:.C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N8:.R8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W8:.AA8])" office:value-type="float" office:value="6.5" calcext:value-type="float">
            <text:p>6.5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A9:.C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N9:.R9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W9:.AA9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A10:.C1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N10:.R10])" office:value-type="float" office:value="6.62" calcext:value-type="float">
            <text:p>6.62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W10:.AA10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A11:.C1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N11:.R11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W11:.AA11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A12:.C1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N12:.R12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W12:.AA12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A13:.C1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N13:.R13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W13:.AA13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A14:.C1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N14:.R14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W14:.AA14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A15:.C1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N15:.R15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W15:.AA15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A16:.C1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8" calcext:value-type="float">
            <text:p>6.8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N16:.R16])" office:value-type="float" office:value="6.74" calcext:value-type="float">
            <text:p>6.7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W16:.AA16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A17:.C1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N17:.R17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W17:.AA17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A18:.C1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N18:.R18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W18:.AA18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A19:.C1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N19:.R19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W19:.AA19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A20:.C2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N20:.R20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W20:.AA20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A21:.C2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N21:.R21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W21:.AA21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A22:.C2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N22:.R22])" office:value-type="float" office:value="6.62" calcext:value-type="float">
            <text:p>6.62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5" calcext:value-type="float">
            <text:p>6.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W22:.AA22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A23:.C2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N23:.R23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W23:.AA23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A24:.C2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N24:.R24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W24:.AA24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A25:.C2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N25:.R25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5" calcext:value-type="float">
            <text:p>6.5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W25:.AA25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A26:.C2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N26:.R26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W26:.AA26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A27:.C2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N27:.R27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W27:.AA27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A28:.C2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N28:.R28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W28:.AA28])" office:value-type="float" office:value="6.7" calcext:value-type="float">
            <text:p>6.7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A29:.C2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N29:.R29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W29:.AA29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A30:.C3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N30:.R3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W30:.AA30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A31:.C3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N31:.R31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W31:.AA31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A32:.C3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6" calcext:value-type="float">
            <text:p>6.6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N32:.R32])" office:value-type="float" office:value="6.6" calcext:value-type="float">
            <text:p>6.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W32:.AA32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A33:.C3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N33:.R33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W33:.AA33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A34:.C3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N34:.R34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W34:.AA34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A35:.C3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N35:.R35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W35:.AA35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A36:.C3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N36:.R36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W36:.AA36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A37:.C3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N37:.R37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W37:.AA37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A38:.C3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N38:.R38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W38:.AA38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A39:.C3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N39:.R39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W39:.AA39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A40:.C4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N40:.R4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W40:.AA40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A41:.C4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N41:.R41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W41:.AA41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A42:.C4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N42:.R42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W42:.AA42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A43:.C4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N43:.R43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W43:.AA43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A44:.C4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N44:.R44])" office:value-type="float" office:value="6.62" calcext:value-type="float">
            <text:p>6.62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1" calcext:value-type="float">
            <text:p>6.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W44:.AA44])" office:value-type="float" office:value="6.44" calcext:value-type="float">
            <text:p>6.4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A45:.C4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N45:.R45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W45:.AA45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A46:.C4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N46:.R46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W46:.AA46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A47:.C4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N47:.R47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W47:.AA47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A48:.C4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N48:.R48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W48:.AA48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A49:.C4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N49:.R49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W49:.AA49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A50:.C5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N50:.R5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W50:.AA50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A51:.C5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N51:.R51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W51:.AA51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A52:.C5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N52:.R52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W52:.AA52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A53:.C5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N53:.R53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2" calcext:value-type="float">
            <text:p>6.2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W53:.AA53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A54:.C5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N54:.R54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W54:.AA54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A55:.C5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N55:.R55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W55:.AA55])" office:value-type="float" office:value="6.7" calcext:value-type="float">
            <text:p>6.7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A56:.C5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N56:.R56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W56:.AA56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A57:.C5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N57:.R57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W57:.AA57])" office:value-type="float" office:value="6.48" calcext:value-type="float">
            <text:p>6.4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A58:.C5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N58:.R58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W58:.AA58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A59:.C5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N59:.R59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W59:.AA59])" office:value-type="float" office:value="6.7" calcext:value-type="float">
            <text:p>6.7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A60:.C6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N60:.R60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W60:.AA60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A61:.C6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N61:.R61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W61:.AA61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A62:.C6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N62:.R62])" office:value-type="float" office:value="6.62" calcext:value-type="float">
            <text:p>6.62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W62:.AA62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A63:.C6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N63:.R63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W63:.AA63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A64:.C6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N64:.R64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W64:.AA64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A65:.C6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N65:.R65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W65:.AA65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A66:.C6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N66:.R66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W66:.AA66])" office:value-type="float" office:value="6.5" calcext:value-type="float">
            <text:p>6.5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A67:.C6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N67:.R67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W67:.AA67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A68:.C6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N68:.R68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W68:.AA68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A69:.C6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5" calcext:value-type="float">
            <text:p>6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N69:.R69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W69:.AA69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A70:.C7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N70:.R70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W70:.AA70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A71:.C7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7" calcext:value-type="float">
            <text:p>6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N71:.R71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W71:.AA71])" office:value-type="float" office:value="6.5" calcext:value-type="float">
            <text:p>6.5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A72:.C7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N72:.R72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W72:.AA72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A73:.C7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N73:.R73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W73:.AA73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A74:.C7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N74:.R74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3" calcext:value-type="float">
            <text:p>6.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W74:.AA74])" office:value-type="float" office:value="6.4" calcext:value-type="float">
            <text:p>6.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A75:.C7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N75:.R75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number-columns-repeated="2"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W75:.AA75])" office:value-type="float" office:value="6.48" calcext:value-type="float">
            <text:p>6.4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A76:.C7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N76:.R76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W76:.AA76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A77:.C7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N77:.R77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W77:.AA77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A78:.C7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N78:.R78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W78:.AA78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A79:.C7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N79:.R79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W79:.AA79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A80:.C8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6" calcext:value-type="float">
            <text:p>7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N80:.R80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W80:.AA80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A81:.C8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N81:.R81])" office:value-type="float" office:value="6.58" calcext:value-type="float">
            <text:p>6.5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W81:.AA81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A82:.C8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N82:.R82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W82:.AA82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A83:.C8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79" calcext:value-type="float">
            <text:p>7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6" calcext:value-type="float">
            <text:p>6.6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N83:.R83])" office:value-type="float" office:value="6.6" calcext:value-type="float">
            <text:p>6.6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W83:.AA83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A84:.C8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N84:.R84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W84:.AA84])" office:value-type="float" office:value="6.48" calcext:value-type="float">
            <text:p>6.4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A85:.C8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N85:.R85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W85:.AA85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A86:.C8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N86:.R86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W86:.AA86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A87:.C8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N87:.R87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W87:.AA87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A88:.C8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N88:.R88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W88:.AA88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A89:.C8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N89:.R89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W89:.AA89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A90:.C9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6" calcext:value-type="float">
            <text:p>8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N90:.R9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W90:.AA90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A91:.C9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N91:.R91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W91:.AA91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A92:.C9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N92:.R92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W92:.AA92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A93:.C9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89" calcext:value-type="float">
            <text:p>8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N93:.R93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W93:.AA93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A94:.C9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N94:.R94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W94:.AA94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A95:.C9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N95:.R95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W95:.AA95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A96:.C9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2" calcext:value-type="float">
            <text:p>9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N96:.R96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W96:.AA96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A97:.C9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N97:.R97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W97:.AA97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A98:.C9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N98:.R98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W98:.AA98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A99:.C9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N99:.R99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W99:.AA99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A100:.C10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N100:.R100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W100:.AA100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A101:.C10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N101:.R101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W101:.AA101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A102:.C10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N102:.R102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W102:.AA102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A103:.C10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N103:.R103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W103:.AA103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A104:.C10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N104:.R104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W104:.AA104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A105:.C10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N105:.R105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W105:.AA105])" office:value-type="float" office:value="6.38" calcext:value-type="float">
            <text:p>6.3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A106:.C10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N106:.R106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W106:.AA106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A107:.C10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3" calcext:value-type="float">
            <text:p>10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N107:.R107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W107:.AA107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A108:.C10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4" calcext:value-type="float">
            <text:p>10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8" calcext:value-type="float">
            <text:p>6.8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N108:.R108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W108:.AA108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A109:.C10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N109:.R109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W109:.AA109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A110:.C11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6" calcext:value-type="float">
            <text:p>10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N110:.R11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W110:.AA110])" office:value-type="float" office:value="6.46" calcext:value-type="float">
            <text:p>6.4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A111:.C11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7" calcext:value-type="float">
            <text:p>10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N111:.R111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W111:.AA111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A112:.C11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N112:.R112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W112:.AA112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A113:.C11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N113:.R113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W113:.AA113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A114:.C11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N114:.R114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1" calcext:value-type="float">
            <text:p>6.1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W114:.AA114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A115:.C11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1" calcext:value-type="float">
            <text:p>11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6" calcext:value-type="float">
            <text:p>6.6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N115:.R115])" office:value-type="float" office:value="6.6" calcext:value-type="float">
            <text:p>6.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W115:.AA115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A116:.C11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N116:.R116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W116:.AA116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A117:.C11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N117:.R117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W117:.AA117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A118:.C11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N118:.R118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W118:.AA118])" office:value-type="float" office:value="6.46" calcext:value-type="float">
            <text:p>6.4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A119:.C11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N119:.R119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W119:.AA119])" office:value-type="float" office:value="6.46" calcext:value-type="float">
            <text:p>6.4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A120:.C12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6" calcext:value-type="float">
            <text:p>11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N120:.R120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W120:.AA120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A121:.C12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N121:.R121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W121:.AA121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A122:.C12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N122:.R122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W122:.AA122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A123:.C12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19" calcext:value-type="float">
            <text:p>11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N123:.R123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W123:.AA123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A124:.C12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N124:.R124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5" calcext:value-type="float">
            <text:p>6.5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W124:.AA124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A125:.C12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N125:.R125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W125:.AA125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A126:.C12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2" calcext:value-type="float">
            <text:p>12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N126:.R126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W126:.AA126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A127:.C12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3" calcext:value-type="float">
            <text:p>12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N127:.R127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W127:.AA127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A128:.C12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N128:.R128])" office:value-type="float" office:value="6.62" calcext:value-type="float">
            <text:p>6.62</text:p>
          </table:table-cell>
          <table:table-cell table:style-name="ce3" table:number-columns-repeated="2"/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W128:.AA128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A129:.C12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N129:.R129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W129:.AA129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A130:.C13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N130:.R130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W130:.AA130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A131:.C13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N131:.R131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W131:.AA131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A132:.C13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N132:.R132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5" table:style-name="ce2" office:value-type="float" office:value="6.6" calcext:value-type="float">
            <text:p>6.6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W132:.AA132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A133:.C13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N133:.R133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W133:.AA133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A134:.C13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N134:.R134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W134:.AA134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A135:.C13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1" calcext:value-type="float">
            <text:p>13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N135:.R135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W135:.AA135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A136:.C13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N136:.R136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W136:.AA136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A137:.C13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3" calcext:value-type="float">
            <text:p>13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N137:.R137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W137:.AA137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A138:.C13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4" calcext:value-type="float">
            <text:p>13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N138:.R138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W138:.AA138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A139:.C13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5" calcext:value-type="float">
            <text:p>13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N139:.R139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W139:.AA139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A140:.C14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6" calcext:value-type="float">
            <text:p>13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N140:.R140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W140:.AA140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A141:.C14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N141:.R141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W141:.AA141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A142:.C14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N142:.R142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W142:.AA142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A143:.C14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39" calcext:value-type="float">
            <text:p>13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N143:.R143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W143:.AA143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A144:.C14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N144:.R144])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W144:.AA144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A145:.C14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N145:.R145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W145:.AA145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A146:.C14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N146:.R146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W146:.AA146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A147:.C14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N147:.R147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8" calcext:value-type="float">
            <text:p>6.8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W147:.AA147])" office:value-type="float" office:value="6.72" calcext:value-type="float">
            <text:p>6.7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A148:.C14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N148:.R148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W148:.AA148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A149:.C14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N149:.R149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W149:.AA149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A150:.C15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N150:.R150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W150:.AA150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A151:.C15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N151:.R151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W151:.AA151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A152:.C15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8" calcext:value-type="float">
            <text:p>14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N152:.R152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W152:.AA152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A153:.C15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N153:.R153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W153:.AA153])" office:value-type="float" office:value="6.48" calcext:value-type="float">
            <text:p>6.4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A154:.C15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N154:.R154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W154:.AA154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A155:.C15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1" calcext:value-type="float">
            <text:p>15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N155:.R155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W155:.AA155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A156:.C15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2" calcext:value-type="float">
            <text:p>15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N156:.R156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W156:.AA156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A157:.C15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N157:.R157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W157:.AA157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A158:.C15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4" calcext:value-type="float">
            <text:p>15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N158:.R158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W158:.AA158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A159:.C15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5" calcext:value-type="float">
            <text:p>15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N159:.R159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W159:.AA159])" office:value-type="float" office:value="6.7" calcext:value-type="float">
            <text:p>6.7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A160:.C16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6" calcext:value-type="float">
            <text:p>15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N160:.R160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W160:.AA160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A161:.C16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7" calcext:value-type="float">
            <text:p>15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N161:.R161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W161:.AA161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A162:.C16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8" calcext:value-type="float">
            <text:p>15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N162:.R162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W162:.AA162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A163:.C16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59" calcext:value-type="float">
            <text:p>15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N163:.R163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W163:.AA163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A164:.C16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N164:.R164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W164:.AA164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A165:.C16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1" calcext:value-type="float">
            <text:p>16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N165:.R165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W165:.AA165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A166:.C16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2" calcext:value-type="float">
            <text:p>16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N166:.R166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W166:.AA166])" office:value-type="float" office:value="6.48" calcext:value-type="float">
            <text:p>6.4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A167:.C16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3" calcext:value-type="float">
            <text:p>16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N167:.R167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W167:.AA167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A168:.C16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4" calcext:value-type="float">
            <text:p>16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N168:.R168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W168:.AA168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A169:.C16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6" calcext:value-type="float">
            <text:p>6.6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N169:.R169])" office:value-type="float" office:value="6.6" calcext:value-type="float">
            <text:p>6.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W169:.AA169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A170:.C17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6" calcext:value-type="float">
            <text:p>16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N170:.R17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8" calcext:value-type="float">
            <text:p>6.8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W170:.AA170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A171:.C17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7" calcext:value-type="float">
            <text:p>16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N171:.R171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W171:.AA171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A172:.C17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8" calcext:value-type="float">
            <text:p>16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N172:.R172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W172:.AA172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A173:.C17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69" calcext:value-type="float">
            <text:p>16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N173:.R173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W173:.AA173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A174:.C17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0" calcext:value-type="float">
            <text:p>17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N174:.R174])" office:value-type="float" office:value="6.56" calcext:value-type="float">
            <text:p>6.56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W174:.AA174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A175:.C17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1" calcext:value-type="float">
            <text:p>17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N175:.R175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W175:.AA175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A176:.C17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2" calcext:value-type="float">
            <text:p>17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N176:.R176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W176:.AA176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A177:.C17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3" calcext:value-type="float">
            <text:p>17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N177:.R177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W177:.AA177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A178:.C17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4" calcext:value-type="float">
            <text:p>17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N178:.R178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W178:.AA178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A179:.C17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5" calcext:value-type="float">
            <text:p>17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N179:.R179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2" office:value-type="float" office:value="6.5" calcext:value-type="float">
            <text:p>6.5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W179:.AA179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A180:.C18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6" calcext:value-type="float">
            <text:p>17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N180:.R180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W180:.AA180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A181:.C18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7" calcext:value-type="float">
            <text:p>17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N181:.R181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W181:.AA181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A182:.C18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8" calcext:value-type="float">
            <text:p>17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N182:.R182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W182:.AA182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A183:.C18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79" calcext:value-type="float">
            <text:p>17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N183:.R183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W183:.AA183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A184:.C18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0" calcext:value-type="float">
            <text:p>18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N184:.R184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W184:.AA184])" office:value-type="float" office:value="6.62" calcext:value-type="float">
            <text:p>6.6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A185:.C18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1" calcext:value-type="float">
            <text:p>18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N185:.R185])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W185:.AA185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A186:.C18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2" calcext:value-type="float">
            <text:p>18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N186:.R186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8" calcext:value-type="float">
            <text:p>6.8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W186:.AA186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A187:.C18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N187:.R187])" office:value-type="float" office:value="6.62" calcext:value-type="float">
            <text:p>6.62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W187:.AA187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A188:.C18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4" calcext:value-type="float">
            <text:p>18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N188:.R188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W188:.AA188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A189:.C18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4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N189:.R189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W189:.AA189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A190:.C19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4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N190:.R190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W190:.AA190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A191:.C19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7" calcext:value-type="float">
            <text:p>18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4" table:style-name="ce2" office:value-type="float" office:value="6.7" calcext:value-type="float">
            <text:p>6.7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N191:.R191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W191:.AA191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A192:.C19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8" calcext:value-type="float">
            <text:p>18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N192:.R192])" office:value-type="float" office:value="6.66" calcext:value-type="float">
            <text:p>6.66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W192:.AA192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A193:.C19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89" calcext:value-type="float">
            <text:p>18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N193:.R193])" office:value-type="float" office:value="6.68" calcext:value-type="float">
            <text:p>6.68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W193:.AA193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A194:.C19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0" calcext:value-type="float">
            <text:p>19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N194:.R194])" office:value-type="float" office:value="6.68" calcext:value-type="float">
            <text:p>6.68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W194:.AA194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A195:.C195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N195:.R195])" office:value-type="float" office:value="6.64" calcext:value-type="float">
            <text:p>6.64</text:p>
          </table:table-cell>
          <table:table-cell table:style-name="ce3" table:number-columns-repeated="2"/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W195:.AA195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A196:.C196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2" calcext:value-type="float">
            <text:p>19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N196:.R196])" office:value-type="float" office:value="6.62" calcext:value-type="float">
            <text:p>6.62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W196:.AA196])" office:value-type="float" office:value="6.64" calcext:value-type="float">
            <text:p>6.6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A197:.C197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3" calcext:value-type="float">
            <text:p>193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N197:.R197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W197:.AA197])" office:value-type="float" office:value="6.66" calcext:value-type="float">
            <text:p>6.6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A198:.C198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4" calcext:value-type="float">
            <text:p>19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N198:.R198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W198:.AA198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A199:.C199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5" calcext:value-type="float">
            <text:p>19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N199:.R199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W199:.AA199])" office:value-type="float" office:value="6.68" calcext:value-type="float">
            <text:p>6.6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A200:.C200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6" calcext:value-type="float">
            <text:p>196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4" table:style-name="ce2" office:value-type="float" office:value="6.7" calcext:value-type="float">
            <text:p>6.7</text:p>
          </table:table-cell>
          <table:table-cell table:style-name="ce2" office:value-type="float" office:value="6.5" calcext:value-type="float">
            <text:p>6.5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N200:.R200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number-columns-repeated="4" table:style-name="ce2" office:value-type="float" office:value="6.6" calcext:value-type="float">
            <text:p>6.6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W200:.AA200])" office:value-type="float" office:value="6.58" calcext:value-type="float">
            <text:p>6.58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A201:.C201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7" calcext:value-type="float">
            <text:p>197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3"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6.7" calcext:value-type="float">
            <text:p>6.7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N201:.R201])" office:value-type="float" office:value="6.64" calcext:value-type="float">
            <text:p>6.64</text:p>
          </table:table-cell>
          <table:table-cell table:style-name="ce3" table:number-columns-repeated="2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6.6" calcext:value-type="float">
            <text:p>6.6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W201:.AA201])" office:value-type="float" office:value="6.6" calcext:value-type="float">
            <text:p>6.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A202:.C202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8" calcext:value-type="float">
            <text:p>19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5" table:style-name="ce2" office:value-type="float" office:value="6.7" calcext:value-type="float">
            <text:p>6.7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N202:.R202])" office:value-type="float" office:value="6.7" calcext:value-type="float">
            <text:p>6.7</text:p>
          </table:table-cell>
          <table:table-cell table:style-name="ce3" table:number-columns-repeated="2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W202:.AA202])" office:value-type="float" office:value="6.54" calcext:value-type="float">
            <text:p>6.54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A203:.C203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199" calcext:value-type="float">
            <text:p>19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3"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N203:.R203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2" table:style-name="ce2" office:value-type="float" office:value="6.5" calcext:value-type="float">
            <text:p>6.5</text:p>
          </table:table-cell>
          <table:table-cell table:style-name="ce2" office:value-type="float" office:value="6.7" calcext:value-type="float">
            <text:p>6.7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W203:.AA203])" office:value-type="float" office:value="6.56" calcext:value-type="float">
            <text:p>6.56</text:p>
          </table:table-cell>
          <table:table-cell table:style-name="ce3" table:number-columns-repeated="2"/>
        </table:table-row>
        <table:table-row table:style-name="ro1">
          <table:table-cell table:number-columns-repeated="3" table:style-name="ce3" office:value-type="float" office:value="11" calcext:value-type="float">
            <text:p>11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A204:.C204])" office:value-type="float" office:value="11" calcext:value-type="float">
            <text:p>11</text:p>
          </table:table-cell>
          <table:table-cell table:style-name="ce3"/>
          <table:table-cell table:number-columns-repeated="3" table:style-name="ce2" office:value-type="float" office:value="11" calcext:value-type="float">
            <text:p>11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2" table:style-name="ce2" office:value-type="float" office:value="6.6" calcext:value-type="float">
            <text:p>6.6</text:p>
          </table:table-cell>
          <table:table-cell table:number-columns-repeated="3" table:style-name="ce2" office:value-type="float" office:value="6.7" calcext:value-type="float">
            <text:p>6.7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N204:.R204])" office:value-type="float" office:value="6.66" calcext:value-type="float">
            <text:p>6.66</text:p>
          </table:table-cell>
          <table:table-cell table:style-name="ce3" table:number-columns-repeated="2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6" calcext:value-type="float">
            <text:p>6.6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W204:.AA204])" office:value-type="float" office:value="6.52" calcext:value-type="float">
            <text:p>6.52</text:p>
          </table:table-cell>
          <table:table-cell table:style-name="ce3" table:number-columns-repeated="2"/>
        </table:table-row>
        <table:table-row table:style-name="ro1" table:number-rows-repeated="7">
          <table:table-cell table:style-name="ce3" table:number-columns-repeated="13"/>
          <table:table-cell table:style-name="ce4" table:number-columns-repeated="2"/>
          <table:table-cell table:style-name="ce3" table:number-columns-repeated="16"/>
        </table:table-row>
        <table:table-row table:style-name="ro1" table:number-rows-repeated="52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22:05.622415736</meta:creation-date>
    <dc:date>2025-01-29T15:59:18.877547589</dc:date>
    <meta:editing-duration>PT10M10S</meta:editing-duration>
    <meta:editing-cycles>2</meta:editing-cycles>
    <meta:generator>LibreOffice/24.2.6.2$Linux_X86_64 LibreOffice_project/420$Build-2</meta:generator>
    <meta:document-statistic meta:table-count="1" meta:cell-count="4829" meta:object-count="0"/>
  </office:meta>
</office:document-meta>
</file>